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Projet ppQuanTrade</text:p>
      <text:p text:style-name="Standard"/>
      <text:p text:style-name="Standard">Construction</text:p>
      <text:p text:style-name="Standard"><text:tab/>Architecture générale du projet sur carnet</text:p>
      <text:p text:style-name="Standard"><text:tab/>Création d'un noyau c++ scriptable et à surcouche compilable avec ou sans interface graphique</text:p>
      <text:p text:style-name="Standard"/>
      <text:p text:style-name="Standard">Mangement du projet</text:p>
      <text:p text:style-name="Standard"><text:tab/>Utilisation de git et github</text:p>
      <text:p text:style-name="Standard"><text:tab/>Outils de compilation : make, gcc, cmake</text:p>
      <text:p text:style-name="Standard"><text:tab/>Outils de développement : Latex pour la documentation (ce document à transposer)</text:p>
      <text:p text:style-name="Standard"><text:tab/><text:tab/><text:tab/><text:tab/> <text:s text:c="7"/>Vim et ses plugins comme ide</text:p>
      <text:p text:style-name="Standard"/>
      <text:p text:style-name="Standard">Journal</text:p>
      <text:p text:style-name="Standard"><text:tab/>'prout'</text:p>
      <text:p text:style-name="Standard"/>
      <text:p text:style-name="Standard">Idé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2T17:51:24</meta:creation-date>
    <meta:document-statistic meta:table-count="0" meta:image-count="0" meta:object-count="0" meta:page-count="1" meta:paragraph-count="12" meta:word-count="59" meta:character-count="397" meta:non-whitespace-character-count="332"/>
    <dc:date>2012-06-12T17:56:31</dc:date>
    <meta:editing-duration>PT5M8S</meta:editing-duration>
    <meta:editing-cycles>1</meta:editing-cycles>
    <meta:generator>LibreOffice/3.4$Unix LibreOffice_project/340m1$Build-602</meta:generator>
  </office:meta>
</office:document-meta>
</file>